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b988b" officeooo:paragraph-rsid="008acad4"/>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9" style:family="paragraph" style:parent-style-name="Text_20_body">
      <style:text-properties fo:language="ru" fo:country="RU"/>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4"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56"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5"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6"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8" style:family="paragraph" style:parent-style-name="First_20_line_20_indent">
      <style:text-properties officeooo:rsid="0038cae1" officeooo:paragraph-rsid="0038cae1"/>
    </style:style>
    <style:style style:name="P69" style:family="paragraph" style:parent-style-name="First_20_line_20_indent">
      <style:text-properties officeooo:rsid="003a9e10" officeooo:paragraph-rsid="003a9e10"/>
    </style:style>
    <style:style style:name="P70" style:family="paragraph" style:parent-style-name="First_20_line_20_indent">
      <style:text-properties fo:language="ru" fo:country="RU" officeooo:rsid="0038cae1" officeooo:paragraph-rsid="0038cae1"/>
    </style:style>
    <style:style style:name="P71" style:family="paragraph" style:parent-style-name="First_20_line_20_indent">
      <style:text-properties fo:language="ru" fo:country="RU" officeooo:rsid="0038cae1" officeooo:paragraph-rsid="003a9e10"/>
    </style:style>
    <style:style style:name="P72" style:family="paragraph" style:parent-style-name="First_20_line_20_indent">
      <style:text-properties fo:language="ru" fo:country="RU" officeooo:rsid="003a9e10" officeooo:paragraph-rsid="003a9e10"/>
    </style:style>
    <style:style style:name="P73" style:family="paragraph" style:parent-style-name="First_20_line_20_indent">
      <style:text-properties fo:font-size="15pt" fo:language="ru" fo:country="RU" officeooo:rsid="003a9e10" officeooo:paragraph-rsid="003a9e10" style:font-size-asian="15pt" style:font-size-complex="15pt"/>
    </style:style>
    <style:style style:name="P74" style:family="paragraph" style:parent-style-name="First_20_line_20_indent">
      <style:paragraph-properties fo:margin-left="0cm" fo:margin-right="0cm" fo:text-indent="0cm" style:auto-text-indent="false"/>
      <style:text-properties officeooo:rsid="0036b666" officeooo:paragraph-rsid="0036b666"/>
    </style:style>
    <style:style style:name="P75"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8f7771"/>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1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1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1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1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1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1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1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1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18"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916f26" officeooo:paragraph-rsid="00916f26"/>
    </style:style>
    <style:style style:name="P120" style:family="paragraph" style:parent-style-name="Heading_20_1">
      <style:paragraph-properties fo:margin-left="0cm" fo:margin-right="0cm" fo:text-align="center" style:justify-single-word="false" fo:text-indent="0.499cm" style:auto-text-indent="false"/>
    </style:style>
    <style:style style:name="P121" style:family="paragraph" style:parent-style-name="First_20_line_20_indent" style:list-style-name="L14"/>
    <style:style style:name="P122" style:family="paragraph" style:parent-style-name="First_20_line_20_indent" style:list-style-name="L14">
      <style:text-properties officeooo:rsid="0036b666" officeooo:paragraph-rsid="0036b666"/>
    </style:style>
    <style:style style:name="P123" style:family="paragraph" style:parent-style-name="First_20_line_20_indent" style:list-style-name="L14">
      <style:text-properties fo:language="ru" fo:country="RU" officeooo:rsid="0036b666" officeooo:paragraph-rsid="0036b666"/>
    </style:style>
    <style:style style:name="P124" style:family="paragraph" style:parent-style-name="First_20_line_20_indent" style:list-style-name="L15">
      <style:text-properties fo:language="ru" fo:country="RU" officeooo:rsid="0036b666" officeooo:paragraph-rsid="0036b666"/>
    </style:style>
    <style:style style:name="P125"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26" style:family="paragraph" style:parent-style-name="Heading_20_2">
      <style:text-properties fo:language="ru" fo:country="RU"/>
    </style:style>
    <style:style style:name="P127" style:family="paragraph" style:parent-style-name="Heading_20_2">
      <style:text-properties fo:language="ru" fo:country="RU" officeooo:rsid="0042e052"/>
    </style:style>
    <style:style style:name="P128" style:family="paragraph" style:parent-style-name="Heading_20_2">
      <style:paragraph-properties fo:margin-left="0cm" fo:margin-right="0cm" fo:text-indent="0.499cm" style:auto-text-indent="false"/>
    </style:style>
    <style:style style:name="P129" style:family="paragraph" style:parent-style-name="Text_20_body" style:list-style-name="L4">
      <style:text-properties fo:language="ru" fo:country="RU"/>
    </style:style>
    <style:style style:name="P130" style:family="paragraph" style:parent-style-name="Text_20_body" style:list-style-name="L5">
      <style:text-properties fo:language="ru" fo:country="RU" officeooo:paragraph-rsid="001adbb3"/>
    </style:style>
    <style:style style:name="P131" style:family="paragraph" style:parent-style-name="Text_20_body" style:list-style-name="L6">
      <style:paragraph-properties fo:text-align="justify" style:justify-single-word="false"/>
      <style:text-properties fo:language="ru" fo:country="RU"/>
    </style:style>
    <style:style style:name="P132" style:family="paragraph" style:parent-style-name="Text_20_body" style:list-style-name="L7">
      <style:paragraph-properties fo:text-align="justify" style:justify-single-word="false"/>
      <style:text-properties fo:language="ru" fo:country="RU"/>
    </style:style>
    <style:style style:name="P133" style:family="paragraph" style:parent-style-name="Text_20_body" style:list-style-name="L8">
      <style:paragraph-properties fo:text-align="justify" style:justify-single-word="false"/>
      <style:text-properties fo:language="ru" fo:country="RU"/>
    </style:style>
    <style:style style:name="P134"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35"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3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3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8"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9"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40"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41"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42"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43"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4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16f26" officeooo:paragraph-rsid="00916f26"/>
    </style:style>
    <style:style style:name="P14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960f80" officeooo:paragraph-rsid="00960f80"/>
    </style:style>
    <style:style style:name="P14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f7771" officeooo:paragraph-rsid="009734aa"/>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fo:color="#800000" fo:language="ru" fo:country="RU" officeooo:rsid="0092c137"/>
    </style:style>
    <style:style style:name="T55" style:family="text">
      <style:text-properties style:use-window-font-color="true"/>
    </style:style>
    <style:style style:name="T56" style:family="text">
      <style:text-properties officeooo:rsid="00167d86"/>
    </style:style>
    <style:style style:name="T57" style:family="text">
      <style:text-properties officeooo:rsid="0018c4f4"/>
    </style:style>
    <style:style style:name="T58" style:family="text">
      <style:text-properties officeooo:rsid="003f3519"/>
    </style:style>
    <style:style style:name="T59" style:family="text">
      <style:text-properties fo:color="#ff3333" fo:language="ru" fo:country="RU"/>
    </style:style>
    <style:style style:name="T60" style:family="text">
      <style:text-properties fo:color="#ff3333" officeooo:rsid="0081d4fd"/>
    </style:style>
    <style:style style:name="T61" style:family="text">
      <style:text-properties fo:color="#ff3333" officeooo:rsid="008458d7"/>
    </style:style>
    <style:style style:name="T62" style:family="text">
      <style:text-properties fo:color="#ff3333" officeooo:rsid="00866523"/>
    </style:style>
    <style:style style:name="T63" style:family="text">
      <style:text-properties fo:color="#ff3333" officeooo:rsid="0087a9b7"/>
    </style:style>
    <style:style style:name="T64" style:family="text">
      <style:text-properties officeooo:rsid="004c0973"/>
    </style:style>
    <style:style style:name="T65" style:family="text">
      <style:text-properties officeooo:rsid="0050032e"/>
    </style:style>
    <style:style style:name="T66" style:family="text">
      <style:text-properties officeooo:rsid="00512708"/>
    </style:style>
    <style:style style:name="T67" style:family="text">
      <style:text-properties officeooo:rsid="00536eae"/>
    </style:style>
    <style:style style:name="T68" style:family="text">
      <style:text-properties officeooo:rsid="0057537e"/>
    </style:style>
    <style:style style:name="T69" style:family="text">
      <style:text-properties officeooo:rsid="0057b8d6"/>
    </style:style>
    <style:style style:name="T70" style:family="text">
      <style:text-properties officeooo:rsid="0058940c"/>
    </style:style>
    <style:style style:name="T71" style:family="text">
      <style:text-properties officeooo:rsid="005e28af"/>
    </style:style>
    <style:style style:name="T72" style:family="text">
      <style:text-properties officeooo:rsid="00670d81"/>
    </style:style>
    <style:style style:name="T73" style:family="text">
      <style:text-properties officeooo:rsid="006e63df"/>
    </style:style>
    <style:style style:name="T74" style:family="text">
      <style:text-properties officeooo:rsid="00706e09"/>
    </style:style>
    <style:style style:name="T75" style:family="text">
      <style:text-properties officeooo:rsid="00738d4d"/>
    </style:style>
    <style:style style:name="T76" style:family="text">
      <style:text-properties officeooo:rsid="00769cd4"/>
    </style:style>
    <style:style style:name="T77" style:family="text">
      <style:text-properties officeooo:rsid="0079c144"/>
    </style:style>
    <style:style style:name="T78" style:family="text">
      <style:text-properties officeooo:rsid="007e9387"/>
    </style:style>
    <style:style style:name="T79" style:family="text">
      <style:text-properties officeooo:rsid="008011e6"/>
    </style:style>
    <style:style style:name="T80" style:family="text">
      <style:text-properties officeooo:rsid="0081d4fd"/>
    </style:style>
    <style:style style:name="T81" style:family="text">
      <style:text-properties officeooo:rsid="008458d7"/>
    </style:style>
    <style:style style:name="T82" style:family="text">
      <style:text-properties officeooo:rsid="00866523"/>
    </style:style>
    <style:style style:name="T83" style:family="text">
      <style:text-properties officeooo:rsid="00876de6"/>
    </style:style>
    <style:style style:name="T84" style:family="text">
      <style:text-properties officeooo:rsid="0087995a"/>
    </style:style>
    <style:style style:name="T85" style:family="text">
      <style:text-properties officeooo:rsid="00897359"/>
    </style:style>
    <style:style style:name="T86" style:family="text">
      <style:text-properties officeooo:rsid="0089cd2f"/>
    </style:style>
    <style:style style:name="T87" style:family="text">
      <style:text-properties officeooo:rsid="008b988b"/>
    </style:style>
    <style:style style:name="T88" style:family="text">
      <style:text-properties officeooo:rsid="008cfdf6"/>
    </style:style>
    <style:style style:name="T89" style:family="text">
      <style:text-properties officeooo:rsid="008d51f9"/>
    </style:style>
    <style:style style:name="T90" style:family="text">
      <style:text-properties officeooo:rsid="008dde5c"/>
    </style:style>
    <style:style style:name="T91" style:family="text">
      <style:text-properties officeooo:rsid="00947595"/>
    </style:style>
    <style:style style:name="T92" style:family="text">
      <style:text-properties officeooo:rsid="00964dc0"/>
    </style:style>
    <style:style style:name="T93" style:family="text">
      <style:text-properties officeooo:rsid="009734aa"/>
    </style:style>
    <style:style style:name="T94" style:family="text">
      <style:text-properties officeooo:rsid="009867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Последний фанфик</text:h>
      <text:p text:style-name="P1"/>
      <text:p text:style-name="P16">Оригинал (недоступен, «<text:span text:style-name="T58">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28"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926015408491995613" text:style-name="L1">
        <text:list-item>
          <text:p text:style-name="P13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307161697859802077" text:style-name="L2">
        <text:list-item>
          <text:p text:style-name="P13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35"><text:soft-page-break/>Ну хорошо. Убедила. В конце-концов, можем поступить так. Вы с Флатти вернётесь обратно а я продолжу поиски здесь.</text:p>
        </text:list-item>
        <text:list-item>
          <text:p text:style-name="P13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35">Вы можете связываться со мной раз в месяц по коридору.</text:p>
        </text:list-item>
        <text:list-item>
          <text:p text:style-name="P13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35">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1064254440852065748" text:style-name="L3">
        <text:list-item>
          <text:p text:style-name="P13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3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36">Конечно оставаться. Кто ещё, кроме нас, может найти её?</text:p>
        </text:list-item>
        <text:list-item>
          <text:p text:style-name="P136">Я думал, ты не сможешь оставить Энджела и всех остальных надолго.</text:p>
        </text:list-item>
        <text:list-item>
          <text:p text:style-name="P13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37">Извини, Флаттершай, забылся.</text:p>
        </text:list-item>
        <text:list-item>
          <text:p text:style-name="P137">Та ладно, я ж не против, – возразила Эпплджек. – Не парься, Флатти. Было б хуже, если б он <text:s/>назвал меня Эпплджек на людях.</text:p>
        </text:list-item>
        <text:list-item>
          <text:p text:style-name="P137">Ты так... – запнулась Флаттершай. – Так быстро забыла свою ферму. И...</text:p>
        </text:list-item>
        <text:list-item>
          <text:p text:style-name="P13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37">Как ты можешь так говорить? – расплакалась Флаттершай.</text:p>
        </text:list-item>
        <text:list-item>
          <text:p text:style-name="P137">Эй, девушки, не ссорьтесь! Мы — одна команда! И надеюсь, останемся ею и в дальнейшем. </text:p>
          <text:p text:style-name="P13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37">А если нет? – Эпплджек смотрела мне мне прямо в глаза.</text:p>
          <text:p text:style-name="P137">Я молча пожал плечами. Эпплджек уверенно продолжила.</text:p>
        </text:list-item>
        <text:list-item>
          <text:p text:style-name="P13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37">Спасибо, ЭйДжей.</text:p>
        </text:list-item>
        <text:list-item>
          <text:p text:style-name="P137">Я об Эквестрии беспокоюсь. – ворчливо отозвалась Эпплджек. – Надо разобраться с этой ерундой наконец-то. И я чертовски намерена это сделать.</text:p>
          <text:p text:style-name="P137">Флаттершай пробормотала нечто, показавшееся мне знакомым.</text:p>
        </text:list-item>
        <text:list-item>
          <text:p text:style-name="P137">Флатти, ты что-то сказала? Я не расслышал.</text:p>
        </text:list-item>
        <text:list-item>
          <text:p text:style-name="P137">Намерение Изменяет Реальность.</text:p>
        </text:list-item>
        <text:list-item>
          <text:p text:style-name="P137">Эээ. А где ты слышала эту фразу, если не секрет?</text:p>
        </text:list-item>
        <text:list-item>
          <text:p text:style-name="P13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37">У меня как будто вспыхнула лампочка в мозгу. Кирпичики быстро выстраивались в целостную картину. Я ринулся в прихожую.</text:p>
        </text:list-item>
        <text:list-item>
          <text:p text:style-name="P137">Флатти, ЭйДжей, буду через час. Ждите!</text:p>
        </text:list-item>
      </text:list>
      <text:p text:style-name="P29"/>
      <text:h text:style-name="P126"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8">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27" text:outline-level="2">Дискорд</text:h>
      <text:p text:style-name="Text_20_body"/>
      <text:p text:style-name="P39">Девушки поспешно собирались, пока я растолковывал им задачу.</text:p>
      <text:list xml:id="list7935071529066382716" text:style-name="L4">
        <text:list-item>
          <text:p text:style-name="P12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29">Это тот твой приятель, который разбился с полгода назад? – спросила Эпплджек.</text:p>
        </text:list-item>
      </text:list>
      <text:list xml:id="list6530029285935738781" text:style-name="L5">
        <text:list-item>
          <text:p text:style-name="P130">Да, это он.</text:p>
        </text:list-item>
        <text:list-item>
          <text:p text:style-name="P130">А как мы попадём в его квартиру? Там сейчас кто-то живёт? – Флаттершай прыгала на одной ноге, натягивая кед.</text:p>
        </text:list-item>
        <text:list-item>
          <text:p text:style-name="P130">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4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0">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4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40">Я поднёс брелок пропуска к домофону, но дверь подъезда не открылась. Замигала красная лампочка и зажужжал зуммер.</text:p>
      <text:p text:style-name="P40">Я выругался.</text:p>
      <text:list xml:id="list8217952823111666824" text:style-name="L6">
        <text:list-item>
          <text:p text:style-name="P131">Макс, что случилось? У нас проблемы?</text:p>
        </text:list-item>
        <text:list-item>
          <text:p text:style-name="P13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472765218040052635" text:style-name="L7">
        <text:list-item>
          <text:p text:style-name="P132">Так что, будем ломать дверь? – Эпплджек критически осмотрелась, подмечая бабулек на лавочке и зевак во внутреннем скверике.</text:p>
        </text:list-item>
      </text:list>
      <text:list xml:id="list5964368755882511804" text:style-name="L8">
        <text:list-item>
          <text:p text:style-name="P133">Нет нужды. Лучше станьте-ка сзади меня так, чтобы заслонить от этих бабулек и от вооон той камеры наблюдения.</text:p>
        </text:list-item>
      </text:list>
      <text:list xml:id="list7500398064990364228" text:style-name="L9">
        <text:list-header>
          <text:p text:style-name="P13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6">посторонних</text:span>, будем действовать аккуратнее.</text:p>
        </text:list-header>
      </text:list>
      <text:p text:style-name="P32">Я достал из внутреннего кармана куртки короткий <text:span text:style-name="T56">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8247456605548015047" text:style-name="L10">
        <text:list-item>
          <text:p text:style-name="P139">Девушки, заходим.</text:p>
        </text:list-item>
      </text:list>
      <text:p text:style-name="P36">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7">По моему опыту работы в “аквариуме” я знаю, что, к</text:span>ак правило, за <text:span text:style-name="T57">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5"><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7"><text:span text:style-name="T5">Компьютер</text:span> стоял там же, где и обычно <text:span text:style-name="T1">— в личном кабинете Влада на столе у окна.</text:span></text:p>
      <text:list xml:id="list8246100383087930833" text:style-name="L11">
        <text:list-item>
          <text:p text:style-name="P140">Макс, тут окно разбито! И верёвка какая-то висит. – крикнула Флаттершай из кухни.</text:p>
        </text:list-item>
        <text:list-item>
          <text:p text:style-name="P140">Оставь, Флатти, не сейчас! – отмахнулся я.</text:p>
        </text:list-item>
      </text:list>
      <text:p text:style-name="P67">Лампочка питания н<text:span text:style-name="T66">а</text:span> <text:span text:style-name="T66">ноутбуке</text:span> горела, <text:s/>но <text:span text:style-name="T66">подключенный </text:span>монитор оставался тёмным. Я постучал по пробелу, но безрезультатно.</text:p>
      <text:list xml:id="list8334491808431082314" text:style-name="L12">
        <text:list-item>
          <text:p text:style-name="P141">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41">Монитор выключен. – <text:s/>раздалось из угла. Кресло с высокой спинкой повернулось, открыв нашим взорам Дискорда. </text:p>
        </text:list-item>
      </text:list>
      <text:p text:style-name="P56"><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2">Он приподнял панамку, дурашливо здороваясь.</text:p>
      <text:list xml:id="list8360182385642927490" text:style-name="L13">
        <text:list-item>
          <text:p text:style-name="P142">Оп-па! – пробормотала Эпплджек. – Нежданчик!</text:p>
        </text:list-item>
      </text:list>
      <text:list xml:id="list41148959484334001" text:style-name="L14">
        <text:list-item>
          <text:p text:style-name="P143"><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21"><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22"><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23"><text:soft-page-break/>Видишь ли, дорогая Эй-Джей, я с самого начала знал, где находится наша уважаемая принцесса, <text:span text:style-name="T66">а времени в обрез, так что</text:span>...</text:p>
        </text:list-item>
      </text:list>
      <text:p text:style-name="P75">В проёме дверей появилась Флаттершай.</text:p>
      <text:list xml:id="list5677819942042269302" text:style-name="L15">
        <text:list-item>
          <text:p text:style-name="P124">С кем это вы тут разговариваете?</text:p>
          <text:p text:style-name="P125"><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4"><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70">– Жанна, Флатти, хватайте <text:span text:style-name="T66">ноут</text:span> и на выход! Я с ним разберусь! Не теряйте вре...!</text:p>
      <text:p text:style-name="P68"><text:span text:style-name="T1">– Т</text:span><text:span text:style-name="T12">Ы</text:span><text:span text:style-name="T1"> </text:span><text:span text:style-name="T12">ИДИО</text:span><text:span text:style-name="T1">...!!!</text:span></text:p>
      <text:p text:style-name="P71">Дискорд <text:s/>зорал одновременно со мной, прикрываясь от меня руками, когда раздался оглушительный</text:p>
      <text:p text:style-name="P71">...</text:p>
      <text:p text:style-name="P73">БАХ!!!</text:p>
      <text:p text:style-name="P72">…</text:p>
      <text:p text:style-name="P69"><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1">На лице Дискорда появилось удивлённо-мечтательное выражение и он вырубился.</text:p>
      <text:p text:style-name="P41"/>
      <text:h text:style-name="Heading_20_2" text:outline-level="2">Селестия</text:h>
      <text:p text:style-name="P54"/>
      <text:p text:style-name="P55">Включенный монитор показал схематическое изображение Селестиии, </text:p>
      <text:p text:style-name="P57">&gt;\<text:span text:style-name="T1">Привет, Селестия. Это Макс. Как себя чувствуешь?</text:span></text:p>
      <text:p text:style-name="P57">&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5"/>
      <text:p text:style-name="P58">&gt;\<text:span text:style-name="T1">Я рад, что нашёл тебя, Тия.</text:span></text:p>
      <text:p text:style-name="P58">&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9">&gt;\<text:span text:style-name="T1">Тия, я сейчас подключу микрофон и колонки, и мы сможем общаться более удобно.</text:span></text:p>
      <text:p text:style-name="P43">…</text:p>
      <text:p text:style-name="P43">– Привет опять. Как ты меня слышишь?</text:p>
      <text:p text:style-name="P59"><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60">–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61"><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4">– Кто тут? Макс, кто ещё с тобой?</text:p>
      <text:p text:style-name="P61"><text:soft-page-break/><text:span text:style-name="T1">– Со мной Эпплджек и Флаттершай. Мы пришли сюда полгода </text:span>&lt;<text:span text:style-name="T5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2">– <text:span text:style-name="T1">Девочки? Я рада вас слышать. А Твайлайт нет рядом?</text:span></text:p>
      <text:p text:style-name="P63"><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3"><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3"><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5">– Ноутбук — так называется место, где я нахожусь сейчас? <text:span text:style-name="T66">А к</text:span>то это мычит?</text:p>
      <text:p text:style-name="P45">– Да, <text:span text:style-name="T66">ноут — </text:span>это такая тюрьма, которая... ммм... прекратит своё существование в Эквестрии <text:span text:style-name="T64">достаточно</text:span> быстро. Вместе с тобой. Мычит таки Дискорд. У него во рту кляп.</text:p>
      <text:p text:style-name="P64"><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6"><text:span text:style-name="T18">– </text:span><text:span text:style-name="T27">Мы связали его. </text:span><text:span text:style-name="T1">Он нас предал. И тебя. И Эквестрию. Всех.</text:span></text:p>
      <text:p text:style-name="P65"><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6">Я начал рассказывать о своих догадках, <text:span text:style-name="T67">и</text:span> непонимающее выражение <text:span text:style-name="T65">на лицах девушек </text:span>сменилось <text:span text:style-name="T67">удивлением.</text:span></text:p>
      <text:p text:style-name="P47">– Н<text:span text:style-name="T67">ифигасе!</text:span> – Эпплджек <text:span text:style-name="T69">уставилась на Дискорда</text:span>. – <text:span text:style-name="T67">Никогда бы не догадалась! Он</text:span>, конечно, пиз<text:span text:style-name="T48">#</text:span>обол и распи<text:span text:style-name="T48">#</text:span>дяй, но <text:span text:style-name="T67">чтоб</text:span> предатель... <text:span text:style-name="T67">Я о таком и не думала даже.</text:span></text:p>
      <text:p text:style-name="P48"><text:span text:style-name="T66">– </text:span>А зачем тогда ты <text:span text:style-name="T71">приложила</text:span> его книгой? – непонимающе уставился я на неё.</text:p>
      <text:p text:style-name="P48">– Потому что ты напал на него. Я и подумала — тебе виднее. И помогла.</text:p>
      <text:p text:style-name="P49">Флаттершай <text:span text:style-name="T68">отрицающе мотнула головой.</text:span></text:p>
      <text:p text:style-name="P50"><text:span text:style-name="T68">– </text:span>Не может Дискорд быть предателем. Он мой друг.</text:p>
      <text:p text:style-name="P50">Дискорд благодарственно замычал и закивал головой.</text:p>
      <text:p text:style-name="P5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3">Дискорд завёл глаза на лоб и обречённо завыл.</text:p>
      <text:p text:style-name="P51">– Макс, постой. Дай мне поговорить с ним. <text:span text:style-name="T70">– сказала Селестия. – Не могу поверить, что Дискорд на такое пошёл.</text:span></text:p>
      <text:p text:style-name="P53"><text:span text:style-name="T70">– </text:span>Ну хорошо. Поговори. Послушаем, что он скажет.</text:p>
      <text:p text:style-name="P53">Я красноречиво <text:span text:style-name="T72">покачал</text:span> кулак <text:span text:style-name="T72">перед его носом </text:span>и вытащил кляп.</text:p>
      <text:p text:style-name="P53">...</text:p>
      <text:p text:style-name="P76"><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7"><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8"><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9"><text:soft-page-break/>Я угрожающе поднёс тряпку к лицу Дискорда.</text:p>
      <text:p text:style-name="P78"><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80">– Ой-ёй-ёй, как я испугался! – передразнил меня Дискорд. – Ещё одно слово в таком тоне, <text:span text:style-name="T80">и я таки заткнусь окончательно,</text:span> и никто никуда не уйдёт. Ни в какую Эквестрию....</text:p>
      <text:p text:style-name="P80">Дискорд демонстративно закрыл рот и посвистывая уставился в потолок.</text:p>
      <text:p text:style-name="P81"><text:span text:style-name="T78">Р</text:span>азговор зашёл в тупик.</text:p>
      <text:p text:style-name="P95"/>
      <text:p text:style-name="P103">На мониторе высветился текст:</text:p>
      <text:p text:style-name="P95">&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04"/>
      <text:p text:style-name="P105">Из колонок послышался лёгкий шорох.</text:p>
      <text:p text:style-name="P82">– <text:span text:style-name="T74">Дик</text:span>, сейчас не время для ссор. <text:span text:style-name="T73">– голос Селестии был мягким, но настойчивым. – Мы в одной лодке.</text:span></text:p>
      <text:p text:style-name="P83"><text:span text:style-name="T73">– </text:span>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text:span text:style-name="T75">Макс хороший. Он просто не знал, что ты тоже хороший...</text:span></text:p>
      <text:p text:style-name="P84">У Дискорда покраснели уши и он засмущался <text:span text:style-name="T76">и заворчал</text:span>.</text:p>
      <text:p text:style-name="P88">– Ну ладно, чего <text:span text:style-name="T76">уж </text:span>там. Успокойтесь... <text:span text:style-name="T76">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9"><text:span text:style-name="T76">Я </text:span>пропустил «дятла» мимо ушей.</text:p>
      <text:p text:style-name="P115">–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5"/>
      <text:p text:style-name="P116"><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16"><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17"><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17"><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6">***</text:p>
      <text:p text:style-name="P118"><text:span text:style-name="T77">&lt;</text:span><text:span text:style-name="T37">сюда можно вставить похождения Дискорда — </text:span><text:span text:style-name="T46">вторая неопубликованная глава. Первая — секс с Селестией</text:span><text:span text:style-name="T77">&gt;</text:span></text:p>
      <text:p text:style-name="P87">***</text:p>
      <text:p text:style-name="P87"/>
      <text:p text:style-name="P102"><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106">Я развязал Дискорду левую руку.</text:p>
      <text:p text:style-name="P98"><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5">(</text:span><text:span text:style-name="T45">Кроме тебя – додумал я</text:span><text:span text:style-name="T80">)</text:span><text:span text:style-name="T45">.</text:span></text:p>
      <text:p text:style-name="P101"><text:span text:style-name="T41">Д</text:span><text:span text:style-name="T1">искорд принялся разминать затёкшее запястье.</text:span></text:p>
      <text:p text:style-name="P97"><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9"><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100"><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106">Флаттершай покрылась пунцовыми пятнами.</text:p>
      <text:p text:style-name="P106">– Я... Мы... – тут она совсем стушевалась.</text:p>
      <text:p text:style-name="P96"><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107">Дискорд уставился на неё долгим взглядом, а потом хлопнул себя по лбу.</text:p>
      <text:p text:style-name="P108">– Аааа, <text:span text:style-name="T79">ну да, </text:span>совсем забыл!!! <text:span text:style-name="T78">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1">упомянуть, что Дискорд учился играть на гитаре в Эквестрии — брал уроки у Рэйнбоу</text:span><text:span text:style-name="T51">&gt;</text:span><text:span text:style-name="T78">).</text:span><text:span text:style-name="T48"> </text:span><text:span text:style-name="T80">То есть, эквестрийские полгода немного короче местных...</text:span><text:span text:style-name="T50">&lt;</text:span><text:span text:style-name="T60">Тогда и возвращение Макса из Эквестрии тоже должно быть не через мгновение после исхода Макса, а через реальные полгода — </text:span><text:span text:style-name="T62">НО ТОГДА НЕПОНЯТНО, как он без проблем вернулся на работу </text:span><text:span text:style-name="T63">после полугода отсутствия</text:span><text:span text:style-name="T62">???</text:span><text:span text:style-name="T50">&gt;</text:span></text:p>
      <text:p text:style-name="P109">– И что? – продолжила его мысль Эпплджек.</text:p>
      <text:p text:style-name="P109">– Эквестрийские полгода <text:span text:style-name="T82">КО</text:span>-<text:span text:style-name="T82">РО</text:span>-<text:span text:style-name="T82">ЧЕ</text:span> местных. – С нажимом повторил Дискорд. – По моим подсчётам, на два дня.</text:p>
      <text:p text:style-name="P109">– <text:span text:style-name="T81">И</text:span>?!! – До меня уже дошло, но Эпплджек продолжала тупить.</text:p>
      <text:p text:style-name="P109">– Короче, времени у нас осталось что-то около пятнадцати минут. Или около того. – Заявил Дискорд, поднеся к глазам <text:span text:style-name="T83">запястье с массивными часами</text:span>.</text:p>
      <text:p text:style-name="P110">– СКОЛЬКО??? – воскликнули хором я и девушки.</text:p>
      <text:p text:style-name="P111">Дискорд открыл <text:span text:style-name="T84">было </text:span>рот, но его слова заглушил звонок в дверь.</text:p>
      <text:p text:style-name="P112">– ОТКРОЙТЕ, ПОЛИЦИЯ! Вам даётся полминуты, чтобы открыть дверь. Через тридцать секунд дверь будет выбита!</text:p>
      <text:p text:style-name="P112"><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8">Или охрана таки заметила наши манёвры у двери подъезда, или Влад таки установил себе сигнализацию в последний момент. </text:span></text:p>
      <text:p text:style-name="P112">– На крышу!!! Через окно на кухне! – зашипел Дискорд, отчаянно дёргая узлы свободной рукой.</text:p>
      <text:p text:style-name="P114">Эпплджек, одной рукой сгребя в охапку ноутбук, второй увлекая Флаттершай, кинулась на кухню.</text:p>
      <text:p text:style-name="P113">– А толку? Куда мы с крыши денемся? – спросил я <text:span text:style-name="T86">растерянно</text:span>. <text:span text:style-name="T88">Дискорд только раздражённо зарычал в ответ.</text:span></text:p>
      <text:p text:style-name="P90">Дверь содрогнулась от мощного удара. <text:span text:style-name="T87">Послышался стук падающей штукатурки. Я сломя голову кинулся на кухню.</text:span></text:p>
      <text:p text:style-name="P91">– Развяжи меня, идиот!!! – гаркнул Дискорд.</text:p>
      <text:p text:style-name="P92">Я вернулся и <text:span text:style-name="T89">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9">стал пилить узлы сам.</text:span></text:p>
      <text:p text:style-name="P93"><text:span text:style-name="T89">– </text:span>Д<text:span text:style-name="T90">авай</text:span> на крышу! Я догоню! – рявкнул он, освобождая вторую руку.</text:p>
      <text:p text:style-name="P92"><text:span text:style-name="T89">От второго удара дверная коробка крякнула и наполовину въехала в коридор.</text:span> </text:p>
      <text:p text:style-name="P92"><text:span text:style-name="T89">Я бросился на кухню, по пути защёлкнув </text:span>двер<text:span text:style-name="T88">ь</text:span> в прихожу<text:span text:style-name="T90">ю</text:span>. Хоть она и сделана практически из картона, но <text:span text:style-name="T88">на </text:span>пять-десять секунд преследователей <text:span text:style-name="T88">всё же</text:span>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146">Как Эпплджек и, тем более, Флаттершай, смогли вообще воспользоваться ею? Меня начало мутить от одного взгляда вниз. <text:span text:style-name="T93">Кусок стекла соскользнул с подоконника и исчез, вертясь и сверкая, в шестнадцатиэтажной бездне. </text:span>А если верёвка порвётся? <text:span text:style-name="T93">Или у меня не хватит сил, чтобы преодолеть десять метров каната, болтающегося в пропасти?</text:span></text:p>
      <text:p text:style-name="P146"><text:span text:style-name="T93">Но нет, блин, раз девушки смогли – я тоже смогу!</text:span></text:p>
      <text:p text:style-name="P144">Я посмотрел вверх, где <text:span text:style-name="T91">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span></text:p>
      <text:p text:style-name="P145"><text:span text:style-name="T91">Д</text:span>искорд, спускаясь с крыши в квартиру, не предполагал, <text:span text:style-name="T92">что </text:span>по верёвке придётся залазить вверх. Наверняка он рассчитывал открыть изнутри дверь и выйти через лестницу. <text:span text:style-name="T94">Или выбраться как-то ещё. Потому что первые полтора метра (а для висящих на верёвке — последние) верёвки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text:span></text:p>
      <text:p text:style-name="P145"><text:span text:style-name="T94"/></text:p>
      <text:p text:style-name="P119">&lt;<text:span text:style-name="T53">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5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34"/>
      <text:p text:style-name="P31"><text:soft-page-break/>&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8"/>
      <text:p text:style-name="P31"><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5">&gt;</text:span></text:p>
      <text:p text:style-name="P29"/>
      <text:list xml:id="list153107993167502" text:continue-list="list1064254440852065748" text:style-name="L3">
        <text:list-header>
          <text:p text:style-name="P136"/>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text:soft-page-break/>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22T15:31:07.768000000</dc:date>
    <meta:editing-duration>P19DT18H28S</meta:editing-duration>
    <meta:editing-cycles>119</meta:editing-cycles>
    <meta:generator>LibreOffice/4.1.2.3$Windows_x86 LibreOffice_project/40b2d7fde7e8d2d7bc5a449dc65df4d08a7dd38</meta:generator>
    <meta:document-statistic meta:table-count="0" meta:image-count="0" meta:object-count="0" meta:page-count="63" meta:paragraph-count="524" meta:word-count="36925" meta:character-count="250405" meta:non-whitespace-character-count="213626"/>
  </office:meta>
</office:document-meta>
</file>